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b3b3b3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marker-end-width="0.3cm" draw:fill="solid" draw:fill-color="#b3b3b3" draw:textarea-horizontal-align="center" draw:textarea-vertical-align="middle"/>
    </style:style>
    <style:style style:name="gr5" style:family="graphic" style:parent-style-name="standard">
      <style:graphic-properties svg:stroke-color="#ff00ff" draw:marker-start="Arrow" draw:marker-end="Arrow" draw:marker-end-width="0.3cm" draw:fill="solid" draw:fill-color="#b3b3b3" draw:textarea-horizontal-align="center" draw:textarea-vertical-align="middle"/>
    </style:style>
    <style:style style:name="gr6" style:family="graphic" style:parent-style-name="standard">
      <style:graphic-properties svg:stroke-color="#ff00ff" draw:marker-start="Arrow" draw:marker-end="Arrow" draw:fill="solid" draw:fill-color="#b3b3b3" draw:textarea-horizontal-align="center" draw:textarea-vertical-align="middle"/>
    </style:style>
    <style:style style:name="gr7" style:family="graphic" style:parent-style-name="standard">
      <style:graphic-properties svg:stroke-color="#ff00ff" draw:marker-start="" draw:marker-end="Arrow" draw:marker-end-width="0.3cm" draw:fill="solid" draw:fill-color="#b3b3b3" draw:textarea-horizontal-align="center" draw:textarea-vertical-align="middle"/>
    </style:style>
    <style:style style:name="gr8" style:family="graphic" style:parent-style-name="standard">
      <style:graphic-properties svg:stroke-color="#ff00ff" draw:marker-start="" draw:marker-end="Arrow" draw:marker-end-width="0.3cm" draw:fill="solid" draw:fill-color="#b3b3b3" draw:textarea-horizontal-align="center" draw:textarea-vertical-align="middle"/>
    </style:style>
    <style:style style:name="gr9" style:family="graphic" style:parent-style-name="standard">
      <style:graphic-properties draw:marker-start="" draw:marker-end="" draw:fill="solid" draw:fill-color="#b3b3b3" draw:textarea-horizontal-align="center" draw:textarea-vertical-align="middle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5cm" svg:height="1.27cm" svg:x="1.27cm" svg:y="1.905cm">
          <text:p text:style-name="P1">kic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15.875cm" svg:height="1.905cm" svg:x="1.905cm" svg:y="17.78cm">
          <text:p text:style-name="P1">Data store modul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5.08cm" svg:height="2.54cm" svg:x="5.715cm" svg:y="9.525cm">
          <text:p text:style-name="P1">Rout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905cm" svg:x="8.89cm" svg:y="5.08cm">
          <text:p text:style-name="P1">tool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905cm" svg:x="11.43cm" svg:y="7.62cm">
          <text:p text:style-name="P1">tool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905cm" svg:x="0.635cm" svg:y="10.16cm">
          <text:p text:style-name="P1">tool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905cm" svg:x="10.795cm" svg:y="13.97cm">
          <text:p text:style-name="P1">Tool 4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175cm" svg:y1="3.175cm" svg:x2="6.35cm" svg:y2="10.16cm">
          <text:p text:style-name="P1">kickstart</text:p>
        </draw:line>
        <draw:line draw:style-name="gr3" draw:text-style-name="P2" draw:layer="layout" svg:x1="7.62cm" svg:y1="12.065cm" svg:x2="7.62cm" svg:y2="17.78cm">
          <text:p text:style-name="P1">commit</text:p>
        </draw:line>
        <draw:line draw:style-name="gr4" draw:text-style-name="P2" draw:layer="layout" svg:x1="7.62cm" svg:y1="9.525cm" svg:x2="8.89cm" svg:y2="6.985cm">
          <text:p/>
        </draw:line>
        <draw:line draw:style-name="gr5" draw:text-style-name="P2" draw:layer="layout" svg:x1="9.525cm" svg:y1="12.065cm" svg:x2="10.795cm" svg:y2="13.97cm">
          <text:p/>
        </draw:line>
        <draw:line draw:style-name="gr4" draw:text-style-name="P2" draw:layer="layout" svg:x1="9.525cm" svg:y1="9.525cm" svg:x2="11.43cm" svg:y2="8.89cm">
          <text:p/>
        </draw:line>
        <draw:line draw:style-name="gr4" draw:text-style-name="P2" draw:layer="layout" svg:x1="3.175cm" svg:y1="11.43cm" svg:x2="6.35cm" svg:y2="11.43cm">
          <text:p/>
        </draw:line>
        <draw:line draw:style-name="gr6" draw:text-style-name="P2" draw:layer="layout" svg:x1="10.16cm" svg:y1="6.985cm" svg:x2="8.89cm" svg:y2="9.525cm">
          <text:p/>
        </draw:line>
        <draw:line draw:style-name="gr7" draw:text-style-name="P3" draw:layer="layout" svg:x1="3.175cm" svg:y1="10.795cm" svg:x2="5.715cm" svg:y2="10.795cm">
          <text:p text:style-name="P1"><text:span text:style-name="T1">derive</text:span></text:p>
        </draw:line>
        <draw:line draw:style-name="gr8" draw:text-style-name="P2" draw:layer="layout" svg:x1="8.255cm" svg:y1="12.065cm" svg:x2="8.255cm" svg:y2="17.78cm">
          <text:p/>
        </draw:line>
        <draw:line draw:style-name="gr9" draw:text-style-name="P2" draw:layer="layout" svg:x1="10.795cm" svg:y1="10.795cm" svg:x2="13.335cm" svg:y2="10.795cm">
          <text:p/>
        </draw:line>
        <draw:custom-shape draw:style-name="gr10" draw:text-style-name="P1" draw:layer="layout" svg:width="3.81cm" svg:height="2.54cm" svg:x="13.335cm" svg:y="10.16cm">
          <text:p text:style-name="P1">rule list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ob</meta:initial-creator>
    <meta:creation-date>2007-03-21T18:12:34</meta:creation-date>
    <dc:creator>rob</dc:creator>
    <dc:date>2007-03-22T12:21:01</dc:date>
    <dc:language>en-US</dc:language>
    <meta:editing-cycles>5</meta:editing-cycles>
    <meta:editing-duration>PT16H28M41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